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fundamental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appendix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14])" office:value-type="float" office:value="4700">
            <text:p>4700</text:p>
          </table:table-cell>
          <table:table-cell/>
        </table:table-row>
        <table:table-row table:style-name="ro2">
          <table:table-cell table:number-columns-repeated="2"/>
          <table:table-cell table:formula="of:=[.C15]/(13*1000)" office:value-type="float" office:value="0.361538461538461">
            <text:p>0.3615384615</text:p>
          </table:table-cell>
          <table:table-cell/>
        </table:table-row>
        <table:table-row table:style-name="ro1">
          <table:table-cell office:value-type="string">
            <text:p>advance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appendix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8:.B25])" office:value-type="float" office:value="1550">
            <text:p>1550</text:p>
          </table:table-cell>
          <table:table-cell/>
        </table:table-row>
        <table:table-row table:style-name="ro2">
          <table:table-cell table:number-columns-repeated="2"/>
          <table:table-cell table:formula="of:=[.C26]/(1000*8)" office:value-type="float" office:value="0.19375">
            <text:p>0.19375</text:p>
          </table:table-cell>
          <table:table-cell/>
        </table:table-row>
        <table:table-row table:style-name="ro1">
          <table:table-cell table:number-columns-repeated="3"/>
          <table:table-cell table:formula="of:=((SUM([.B2:.B14]))+(SUM([.B18:.B25])))/(21*1000)" office:value-type="float" office:value="0.297619047619048">
            <text:p>0.297619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5T12:29:54</meta:creation-date>
    <dc:date>2013-05-25T15:00:50</dc:date>
    <meta:editing-duration>PT1H58M35S</meta:editing-duration>
    <meta:editing-cycles>2</meta:editing-cycles>
    <meta:generator>LibreOffice/4.0.2.2$MacOSX_x86 LibreOffice_project/4c82dcdd6efcd48b1d8bba66bfe1989deee49c3</meta:generator>
    <meta:document-statistic meta:table-count="1" meta:cell-count="49" meta:object-count="0"/>
  </office:meta>
</office:document-meta>
</file>